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terAdviceBindingTests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terAdviceBindingTests.oneInt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fterAdviceBindingTests.oneIntAndOneObject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fterAdviceBindingTests.oneObjectArgBinding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fterAdviceBindingTests.needsJoin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fterAdviceBindingTests.needsJoinPointStatic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fterAdviceBinding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fterAdviceBindingTests.oneObjectArgBindingProxyWithTh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